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70000011660FF63FC.png" manifest:media-type="image/png"/>
  <manifest:file-entry manifest:full-path="Pictures/100000010000019A000000C372DABB33.png" manifest:media-type="image/png"/>
  <manifest:file-entry manifest:full-path="Pictures/1000000100000153000002615880D9EC.png" manifest:media-type="image/png"/>
  <manifest:file-entry manifest:full-path="Pictures/10000001000001390000013C73F918D1.png" manifest:media-type="image/png"/>
  <manifest:file-entry manifest:full-path="Pictures/10000001000000C6000000B7CF002658.png" manifest:media-type="image/png"/>
  <manifest:file-entry manifest:full-path="Pictures/100000010000030000000300C83036C8.png" manifest:media-type="image/png"/>
  <manifest:file-entry manifest:full-path="Pictures/1000000100000357000001CBD41525A1.png" manifest:media-type="image/png"/>
  <manifest:file-entry manifest:full-path="Pictures/100000010000015300000261DAFD6381.png" manifest:media-type="image/png"/>
  <manifest:file-entry manifest:full-path="Pictures/1000000100000163000000CB29C9FC2B.png" manifest:media-type="image/png"/>
  <manifest:file-entry manifest:full-path="Pictures/1000000100000362000001D90D0D29DB.png" manifest:media-type="image/png"/>
  <manifest:file-entry manifest:full-path="Pictures/10000000000004220000021886516E5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 style:font-pitch="variable"/>
    <style:font-face style:name="GothicBBBMediumIdentityH" svg:font-family="GothicBBBMediumIdentityH" style:font-pitch="variable"/>
    <style:font-face style:name="GothicBBBMediumIdentityH1" svg:font-family="GothicBBBMediumIdentityH"/>
    <style:font-face style:name="IPA Pゴシック" svg:font-family="'IPA Pゴシック'" style:font-family-generic="system" style:font-pitch="variable"/>
    <style:font-face style:name="IPA Pゴシック1" svg:font-family="'IPA Pゴシック'" style:font-pitch="variable"/>
    <style:font-face style:name="IPA Pゴシック2" svg:font-family="'IPA Pゴシック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SanL" svg:font-family="NimbusSanL"/>
    <style:font-face style:name="NimbusSanL1" svg:font-family="NimbusSanL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SC Black" svg:font-family="'Noto Sans CJK SC Black'" style:font-family-generic="swiss" style:font-pitch="variable"/>
    <style:font-face style:name="Noto Sans CJK SC Black1" svg:font-family="'Noto Sans CJK SC Black'" style:font-adornments="Black" style:font-family-generic="swiss" style:font-pitch="variable"/>
    <style:font-face style:name="Noto Serif CJK JP" svg:font-family="'Noto Serif CJK JP'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  <style:font-face style:name="RyuminIdentityH" svg:font-family="RyuminIdentityH" style:font-pitch="variable"/>
    <style:font-face style:name="RyuminIdentityH1" svg:font-family="RyuminIdentityH"/>
    <style:font-face style:name="TakaoPGothic" svg:font-family="TakaoPGothic" style:font-family-generic="system" style:font-pitch="variable"/>
    <style:font-face style:name="赤薔薇シンデレラ" svg:font-family="赤薔薇シンデレラ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svg:stroke-width="0cm" svg:stroke-color="#ff3333" draw:marker-start-width="0.2cm" draw:marker-end-width="0.2cm" draw:fill="solid" draw:fill-color="#00a933" draw:textarea-horizontal-align="justify" draw:textarea-vertical-align="middle" draw:auto-grow-height="false" fo:min-height="30.29cm" fo:min-width="21.34cm" fo:padding-top="0.125cm" fo:padding-bottom="0.125cm" fo:padding-left="0.25cm" fo:padding-right="0.25cm" draw:shadow="hidden" style:writing-mode="lr-tb" loext:decorative="false"/>
      <style:paragraph-properties style:writing-mode="lr-tb"/>
    </style:style>
    <style:style style:name="gr2" style:family="graphic" style:parent-style-name="Default_20_Drawing_20_Style_5f_1">
      <style:graphic-properties draw:stroke="none" svg:stroke-width="0cm" svg:stroke-color="#ff3333" draw:marker-start-width="0.2cm" draw:marker-end-width="0.2cm" draw:fill="solid" draw:fill-color="#00a933" draw:textarea-horizontal-align="justify" draw:textarea-vertical-align="middle" draw:auto-grow-height="false" fo:min-height="29.45cm" fo:min-width="20.5cm" fo:padding-top="0.125cm" fo:padding-bottom="0.125cm" fo:padding-left="0.25cm" fo:padding-right="0.25cm" draw:shadow="hidden" style:writing-mode="lr-tb" loext:decorative="false"/>
      <style:paragraph-properties style:writing-mode="lr-tb"/>
    </style:style>
    <style:style style:name="gr3" style:family="graphic" style:parent-style-name="Default_20_Drawing_20_Style_5f_1">
      <style:graphic-properties draw:stroke="none" svg:stroke-width="0cm" svg:stroke-color="#ff3333" draw:marker-start-width="0.2cm" draw:marker-end-width="0.2cm" draw:fill="solid" draw:fill-color="#000000" draw:textarea-horizontal-align="justify" draw:textarea-vertical-align="middle" draw:auto-grow-height="false" fo:min-height="22.65cm" fo:min-width="18.475cm" fo:padding-top="0.125cm" fo:padding-bottom="0.125cm" fo:padding-left="0.25cm" fo:padding-right="0.25cm" draw:shadow="hidden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2.15cm" fo:min-width="0cm" loext:decorative="false"/>
    </style:style>
    <style:style style:name="gr6" style:family="graphic" style:parent-style-name="standard">
      <style:graphic-properties svg:stroke-width="0.1cm" draw:marker-start-width="0.35cm" draw:marker-end-width="0.35cm" draw:fill-color="#66ff66" draw:textarea-vertical-align="middle" draw:auto-grow-height="false" fo:min-height="7.784cm" fo:min-width="7.534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154cm" fo:min-width="5.088cm" draw:shadow="hidden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154cm" fo:min-width="5.088cm" draw:shadow="hidden" loext:decorative="false"/>
    </style:style>
    <style:style style:name="gr9" style:family="graphic" style:parent-style-name="standard">
      <style:graphic-properties draw:fill-color="#333300" draw:textarea-horizontal-align="justify" draw:textarea-vertical-align="middle" draw:auto-grow-height="false" fo:min-height="0.949cm" fo:min-width="0.699cm" loext:decorative="fals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39cm" fo:min-width="0.14cm" loext:decorative="false"/>
    </style:style>
    <style:style style:name="gr11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Default_20_Drawing_20_Style_5f_1">
      <style:graphic-properties draw:fill-color="#66ff66" draw:textarea-horizontal-align="justify" draw:textarea-vertical-align="middle" draw:auto-grow-height="false" fo:min-height="4.157cm" fo:min-width="0.392cm" loext:decorative="false"/>
    </style:style>
    <style:style style:name="gr13" style:family="graphic" style:parent-style-name="Default_20_Drawing_20_Style_5f_1">
      <style:graphic-properties draw:fill-color="#66ff66" draw:textarea-horizontal-align="justify" draw:textarea-vertical-align="middle" draw:auto-grow-height="false" fo:min-height="4.158cm" fo:min-width="0.392cm" loext:decorative="false"/>
    </style:style>
    <style:style style:name="gr14" style:family="graphic" style:parent-style-name="Default_20_Drawing_20_Style_5f_1">
      <style:graphic-properties svg:stroke-width="0.1cm" draw:marker-start-width="0.35cm" draw:marker-end-width="0.35cm" draw:fill-color="#66ff66" draw:textarea-horizontal-align="justify" draw:textarea-vertical-align="middle" draw:auto-grow-height="false" fo:min-height="5.309cm" fo:min-width="6.729cm" fo:padding-top="0.175cm" fo:padding-bottom="0.175cm" fo:padding-left="0.3cm" fo:padding-right="0.3cm" loext:decorative="false"/>
    </style:style>
    <style:style style:name="gr15" style:family="graphic" style:parent-style-name="Default_20_Drawing_20_Style_5f_1">
      <style:graphic-properties draw:fill-color="#66ff66" draw:textarea-horizontal-align="justify" draw:textarea-vertical-align="middle" draw:auto-grow-height="false" fo:min-height="3.358cm" fo:min-width="12.016cm" loext:decorative="false"/>
    </style:style>
    <style:style style:name="gr16" style:family="graphic" style:parent-style-name="Default_20_Drawing_20_Style_5f_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05cm" draw:shadow-offset-y="0.05cm" draw:shadow-color="#eeeeee" draw:shadow-opacity="100%" loext:shadow-blur="0cm" loext:decorative="false"/>
    </style:style>
    <style:style style:name="gr17" style:family="graphic" style:parent-style-name="Default_20_Drawing_20_Style_5f_1">
      <style:graphic-properties draw:stroke="none" loext:decorative="false"/>
    </style:style>
    <style:style style:name="gr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4.011cm" loext:decorative="false"/>
      <style:paragraph-properties style:writing-mode="lr-tb"/>
    </style:style>
    <style:style style:name="gr1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Arrow_20_Line_5f_1" style:list-style-name="L1">
      <style:graphic-properties draw:textarea-vertical-align="middle" draw:line-distance="1.15cm" draw:placing="below" loext:decorative="false"/>
      <style:paragraph-properties style:writing-mode="lr-tb"/>
    </style:style>
    <style:style style:name="gr2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6cm" fo:min-width="8.24cm" draw:shadow="hidden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12.56cm, 0cm, 0cm)" draw:image-opacity="100%" style:mirror="none" loext:decorative="false"/>
    </style:style>
    <style:style style:name="gr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3.825cm" fo:min-width="0cm" draw:shadow="hidden" loext:decorative="false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141cm" fo:min-width="0cm" draw:shadow="hidden" loext:decorative="false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271cm" fo:min-width="2.127cm" draw:shadow="hidden" loext:decorative="false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388cm" fo:min-width="2.56cm" draw:shadow="hidden" loext:decorative="false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916cm" fo:min-width="16.004cm" draw:shadow="hidden" loext:decorative="false"/>
      <style:paragraph-properties style:writing-mode="lr-tb"/>
    </style:style>
    <style:style style:name="gr2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3.68cm" fo:min-width="18.62cm" draw:shadow="hidden" loext:decorative="false"/>
      <style:paragraph-properties style:writing-mode="lr-tb"/>
    </style:style>
    <style:style style:name="gr30" style:family="graphic" style:parent-style-name="Default_20_Drawing_20_Style_5f_1">
      <style:graphic-properties draw:stroke="none" draw:fill-color="#000000" draw:opacity="50%" draw:textarea-horizontal-align="justify" draw:textarea-vertical-align="middle" draw:auto-grow-height="false" fo:min-height="0.55cm" fo:min-width="2.45cm" draw:shadow="hidden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-0.594cm, 0cm, 10.326cm)" draw:image-opacity="100%" style:mirror="none" loext:decorative="false"/>
    </style:style>
    <style:style style:name="gr33" style:family="graphic" style:parent-style-name="Default_20_Drawing_20_Style_5f_1">
      <style:graphic-properties draw:stroke="none" draw:fill-color="#000000" draw:opacity="50%" draw:textarea-horizontal-align="justify" draw:textarea-vertical-align="middle" draw:auto-grow-height="false" fo:min-height="3.875cm" fo:min-width="7.125cm" draw:shadow="hidden" loext:decorative="false"/>
    </style:style>
    <style:style style:name="gr34" style:family="graphic" style:parent-style-name="塗りつぶしなし線なしオブジェクト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-1.232cm, 0cm, 0cm)" draw:image-opacity="100%" style:mirror="none" loext:decorative="false"/>
    </style:style>
    <style:style style:name="gr35" style:family="graphic" style:parent-style-name="Default_20_Drawing_20_Style_5f_1">
      <style:graphic-properties draw:stroke="none" draw:fill="none" fo:min-height="3.301cm" draw:shadow="hidden" loext:decorative="fals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825cm" fo:min-width="9.269cm" draw:shadow="hidden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845cm" fo:min-width="24.406cm" loext:decorative="false"/>
      <style:paragraph-properties style:writing-mode="lr-tb"/>
    </style:style>
    <style:style style:name="gr38" style:family="graphic" style:parent-style-name="標準_5f_1_5f_1">
      <style:graphic-properties draw:stroke="none" draw:fill="none" draw:textarea-horizontal-align="left" draw:textarea-vertical-align="top" draw:auto-grow-height="true" draw:auto-grow-width="true" fo:min-height="1.017cm" fo:min-width="9.16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標準_5f_1_5f_1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40" style:family="graphic" style:parent-style-name="標準_5f_1_5f_1">
      <style:graphic-properties draw:stroke="none" draw:fill="none" draw:textarea-horizontal-align="left" draw:textarea-vertical-align="top" draw:auto-grow-height="true" draw:auto-grow-width="true" fo:min-height="0.59cm" fo:min-width="4.31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標準_5f_1_5f_1">
      <style:graphic-properties draw:stroke="none" draw:fill="none" draw:textarea-horizontal-align="left" draw:textarea-vertical-align="top" draw:auto-grow-height="true" draw:auto-grow-width="true" fo:min-height="0.484cm" fo:min-width="5.78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標準_5f_1_5f_1">
      <style:graphic-properties draw:stroke="none" draw:fill="none" draw:textarea-horizontal-align="left" draw:textarea-vertical-align="top" draw:auto-grow-height="true" draw:auto-grow-width="true" fo:min-height="1.411cm" fo:min-width="6.3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標準_5f_1_5f_1">
      <style:graphic-properties draw:stroke="none" draw:fill="none" draw:textarea-horizontal-align="left" draw:textarea-vertical-align="top" draw:auto-grow-height="true" draw:auto-grow-width="true" fo:min-height="0.484cm" fo:min-width="0.37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00a933"/>
      <style:paragraph-properties fo:text-align="center" style:writing-mode="lr-tb"/>
      <style:text-properties fo:font-size="18pt"/>
    </style:style>
    <style:style style:name="P3" style:family="paragraph">
      <loext:graphic-properties draw:fill="solid" draw:fill-color="#000000"/>
      <style:paragraph-properties fo:text-align="center" style:writing-mode="lr-tb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3333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color="#ffffff" loext:opacity="100%" fo:font-size="18pt" fo:text-shadow="none" style:font-size-asian="18pt" style:font-size-complex="18pt"/>
    </style:style>
    <style:style style:name="P13" style:family="paragraph">
      <loext:graphic-properties draw:fill="none" draw:fill-color="#ffffff"/>
      <style:text-properties fo:color="#ffffff" loext:opacity="100%" style:font-name="FreeSerif" fo:font-size="96pt" fo:text-shadow="none" style:font-size-asian="96pt" style:font-size-complex="96pt" style:font-relief="none"/>
    </style:style>
    <style:style style:name="P14" style:family="paragraph">
      <loext:graphic-properties draw:fill="none" draw:fill-color="#ffffff"/>
      <style:text-properties fo:color="#ffffff" loext:opacity="100%" style:font-name="赤薔薇シンデレラ" fo:font-size="40pt" fo:text-shadow="none" style:font-name-asian="赤薔薇シンデレラ" style:font-size-asian="40pt" style:font-size-complex="40pt" style:font-relief="none"/>
    </style:style>
    <style:style style:name="P15" style:family="paragraph">
      <loext:graphic-properties draw:fill="none" draw:fill-color="#ffffff"/>
      <style:text-properties fo:color="#ffffff" loext:opacity="100%" style:font-name="FreeSeri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text-properties fo:color="#ffffff" loext:opacity="100%" style:font-name="FreeSerif" fo:font-size="96pt" fo:font-weight="bold" style:font-size-asian="96pt" style:font-weight-asian="bold" style:font-size-complex="96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style:font-name="Noto Sans CJK SC Black1" fo:font-size="13pt" style:font-name-asian="Noto Sans CJK SC Black1" style:font-size-asian="13pt" style:font-size-complex="13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72pt" style:font-size-asian="72pt" style:font-size-complex="72pt"/>
    </style:style>
    <style:style style:name="P21" style:family="paragraph">
      <loext:graphic-properties draw:fill-color="#000000" draw:opacity="50%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</style:style>
    <style:style style:name="P24" style:family="paragraph">
      <loext:graphic-properties draw:fill="none" draw:fill-color="#ffffff"/>
      <style:text-properties fo:color="#ffffff" loext:opacity="100%" style:font-name="FreeSerif" fo:font-size="80pt" fo:font-weight="bold" style:font-size-asian="80pt" style:font-weight-asian="bold" style:font-size-complex="80pt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9" style:family="paragraph">
      <loext:graphic-properties draw:fill="none"/>
    </style:style>
    <style:style style:name="P30" style:family="paragraph">
      <loext:graphic-properties draw:fill="none"/>
      <style:paragraph-properties fo:text-align="start"/>
      <style:text-properties fo:font-size="14.8999996185303pt" style:font-size-asian="14.3999996185303pt" style:font-size-complex="14.3999996185303pt"/>
    </style:style>
    <style:style style:name="P31" style:family="paragraph">
      <loext:graphic-properties draw:fill="none"/>
      <style:paragraph-properties fo:text-align="start"/>
      <style:text-properties fo:font-size="9.19999980926514pt" style:font-size-asian="9.60000038146973pt" style:font-size-complex="9.19999980926514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18pt" fo:text-shadow="none" style:font-size-asian="18pt" style:font-size-complex="18pt"/>
    </style:style>
    <style:style style:name="T4" style:family="text">
      <style:text-properties fo:color="#ffffff" loext:opacity="100%" style:font-name="FreeSerif" fo:font-size="96pt" fo:text-shadow="none" style:font-size-asian="96pt" style:font-size-complex="96pt" style:font-relief="none"/>
    </style:style>
    <style:style style:name="T5" style:family="text">
      <style:text-properties fo:color="#ffffff" loext:opacity="100%" style:font-name="赤薔薇シンデレラ" fo:font-size="40pt" fo:text-shadow="none" style:font-name-asian="赤薔薇シンデレラ" style:font-size-asian="40pt" style:font-size-complex="40pt" style:font-relief="none"/>
    </style:style>
    <style:style style:name="T6" style:family="text">
      <style:text-properties fo:color="#ffffff" loext:opacity="100%" style:font-name="FreeSerif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style:font-name="FreeSerif" fo:font-size="96pt" fo:font-weight="bold" style:font-size-asian="96pt" style:font-weight-asian="bold" style:font-size-complex="96pt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Noto Sans CJK SC Black1" fo:font-size="13pt" fo:font-style="normal" fo:text-shadow="none" style:text-underline-style="none" fo:font-weight="normal" style:letter-kerning="true" style:font-name-asian="Noto Sans CJK SC Black1" style:font-size-asian="13pt" style:font-style-asian="normal" style:font-weight-asian="normal" style:font-name-complex="TakaoPGothic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/>
    </style:style>
    <style:style style:name="T10" style:family="text">
      <style:text-properties fo:font-variant="normal" fo:text-transform="none" fo:color="#ffff00" loext:opacity="100%" style:text-outline="false" style:text-line-through-style="none" style:text-line-through-type="none" style:font-name="Noto Sans CJK SC Black" fo:font-size="72pt" fo:font-style="normal" fo:text-shadow="none" style:text-underline-style="none" fo:font-weight="normal" style:letter-kerning="true" style:font-name-asian="Noto Sans CJK SC Black" style:font-size-asian="72pt" style:font-style-asian="normal" style:font-weight-asian="normal" style:font-name-complex="TakaoPGothic" style:font-size-complex="7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FreeSerif" fo:font-size="80pt" fo:font-weight="bold" style:font-size-asian="80pt" style:font-weight-asian="bold" style:font-size-complex="80pt" style:font-weight-complex="bold"/>
    </style:style>
    <style:style style:name="T12" style:family="text">
      <style:text-properties fo:color="#000000" loext:opacity="100%" style:font-name="GothicBBBMediumIdentityH1" fo:font-size="20pt" style:font-size-asian="20pt" style:font-name-complex="GothicBBBMediumIdentityH1" style:font-size-complex="20pt"/>
    </style:style>
    <style:style style:name="T13" style:family="text">
      <style:text-properties fo:color="#000000" loext:opacity="100%" style:font-name="NimbusSanL" fo:font-size="14.3999996185303pt" fo:font-weight="bold" style:font-size-asian="14.3999996185303pt" style:font-name-complex="NimbusSanL" style:font-size-complex="14.3999996185303pt" style:font-weight-complex="bold"/>
    </style:style>
    <style:style style:name="T14" style:family="text">
      <style:text-properties fo:color="#000000" loext:opacity="100%" style:font-name="RyuminIdentityH1" fo:font-size="9.19999980926514pt" style:font-size-asian="9.19999980926514pt" style:font-name-complex="RyuminIdentityH1" style:font-size-complex="9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印刷所余白分" svg:width="21.84cm" svg:height="30.54cm" svg:x="0cm" svg:y="0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1cm" svg:height="29.7cm" svg:x="0.4cm" svg:y="0.4cm">
          <text:p text:style-name="P1"><text:span text:style-name="T1">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8.975cm" svg:height="22.9cm" svg:x="1.425cm" svg:y="5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custom-shape draw:style-name="gr5" draw:text-style-name="P4" draw:layer="layout" svg:width="0.4cm" svg:height="2.4cm" draw:transform="rotate (0.46792277245968) translate (-19.398cm 19.67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cm" svg:height="2.4cm" draw:transform="rotate (0.46792277245968) translate (-15.826cm 17.874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8.134cm" svg:height="8.134cm" draw:transform="rotate (0.46792277245968) translate (-20.584cm 21.169cm)">
            <text:p/>
            <draw:enhanced-geometry draw:glue-point-type="segments" draw:type="mso-spt100" draw:modifiers="-0.469475524110542 179.54307549182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path draw:style-name="gr7" draw:text-style-name="P5" draw:layer="layout" svg:width="4.957cm" svg:height="1.694cm" draw:transform="rotate (0.46792277245968) translate (-17.8707175307622cm 21.6886993765348cm)" svg:viewBox="0 0 4958 1695" svg:d="M2479 0c1405 0 1653 711 2479 1067-502 125-1105 628-2510 628-1406 0-1883-377-2448-628 827-356 1074-1067 2479-1067z">
            <text:p/>
          </draw:path>
          <draw:path draw:style-name="gr8" draw:text-style-name="P6" draw:layer="layout" svg:width="4.461cm" svg:height="1.524cm" draw:transform="rotate (0.46792277245968) translate (-17.5927862924924cm 21.7375995482505cm)" svg:viewBox="0 0 4462 1525" svg:d="M2231 0c1265 0 1487 640 2231 960-452 113-994 565-2259 565s-1695-339-2203-565c744-320 966-960 2231-960z">
            <text:p/>
          </draw:path>
          <draw:custom-shape draw:style-name="gr9" draw:text-style-name="P7" draw:layer="layout" svg:width="1.695cm" svg:height="1.695cm" draw:transform="rotate (0.46792277245968) translate (-15.908cm 20.776cm)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5" draw:layer="layout" svg:width="0.904cm" svg:height="0.904cm" draw:transform="rotate (0.46792277245968) translate (-15.377cm 20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8" draw:layer="layout" svg:width="0.562cm" svg:height="0.139cm" draw:transform="rotate (2.72428442943795) translate (-17.274745659464cm 22.5689935439445cm)" svg:viewBox="0 0 563 140" svg:d="M0 140c0 0 157-106 248-110s315-30 315-30">
            <text:p/>
          </draw:path>
          <draw:path draw:style-name="gr11" draw:text-style-name="P8" draw:layer="layout" svg:width="0.597cm" svg:height="0.12cm" draw:transform="rotate (2.72428442943795) translate (-17.1670558621345cm 22.4396487034455cm)" svg:viewBox="0 0 598 121" svg:d="M0 121c0 0 153-117 243-121 94-4 355 61 355 61">
            <text:p/>
          </draw:path>
          <draw:polyline draw:style-name="gr11" draw:text-style-name="P8" draw:layer="layout" svg:width="0.152cm" svg:height="0.395cm" draw:transform="rotate (2.72428442943795) translate (-13.0494365600575cm 20.502875147703cm)" svg:viewBox="0 0 153 396" draw:points="153,0 51,264 0,396">
            <text:p/>
          </draw:polyline>
          <draw:polyline draw:style-name="gr11" draw:text-style-name="P8" draw:layer="layout" svg:width="0.152cm" svg:height="0.395cm" draw:transform="rotate (2.72428442943795) translate (-13.2494365600575cm 20.501875147703cm)" svg:viewBox="0 0 153 396" draw:points="153,0 51,264 0,396">
            <text:p/>
          </draw:polyline>
          <draw:polyline draw:style-name="gr11" draw:text-style-name="P8" draw:layer="layout" svg:width="0.152cm" svg:height="0.395cm" draw:transform="rotate (2.72428442943795) translate (-13.4494365600575cm 20.501875147703cm)" svg:viewBox="0 0 153 396" draw:points="153,0 51,264 0,396">
            <text:p/>
          </draw:polyline>
          <draw:polyline draw:style-name="gr11" draw:text-style-name="P8" draw:layer="layout" svg:width="0.101cm" svg:height="0.263cm" draw:transform="rotate (2.72428442943795) translate (-13.695957706705cm 20.4822500984687cm)" svg:viewBox="0 0 102 264" draw:points="102,0 51,132 0,264">
            <text:p/>
          </draw:polyline>
        </draw:g>
        <draw:g draw:style-name="gr4">
          <draw:custom-shape draw:style-name="gr12" draw:text-style-name="P4" draw:layer="layout" svg:width="1.26cm" svg:height="4.775cm" draw:transform="skewX (0.00017453292519943) rotate (-0.0130899693899578) translate (-17.814cm 27.762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1.26cm" svg:height="4.776cm" draw:transform="skewX (-0.000349065850398867) rotate (-0.0130899693899578) translate (-14.21cm 27.81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4" draw:layer="layout" svg:width="7.329cm" svg:height="5.659cm" draw:transform="skewX (0.000174532925199437) rotate (-0.073303828583762) translate (-18.741cm 24.66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26cm" svg:height="4.776cm" draw:transform="skewX (-0.000349065850398867) rotate (-0.073303828583762) translate (-20.239cm 24.541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4" draw:layer="layout" svg:width="17.7cm" svg:height="5.1cm" svg:x="-20.6cm" svg:y="-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16" svg:width="2.714cm" svg:height="2.712cm" svg:x="-9.307cm" svg:y="17.6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7" draw:layer="layout"/>
        </dr3d:scene>
        <draw:frame draw:style-name="gr18" draw:text-style-name="P9" draw:layer="layout" svg:width="4.511cm" svg:height="0.962cm" svg:x="8.389cm" svg:y="30.588cm">
          <draw:text-box>
            <text:p><text:span text:style-name="T1">1561x1104dot</text:span></text:p>
          </draw:text-box>
        </draw:frame>
        <draw:frame draw:style-name="gr19" draw:text-style-name="P8" draw:layer="layout" svg:width="5.875cm" svg:height="2.976cm" svg:x="-8.475cm" svg:y="41.973cm">
          <draw:image xlink:href="Pictures/10000000000004220000021886516E57.png" xlink:type="simple" xlink:show="embed" xlink:actuate="onLoad" draw:mime-type="image/png">
            <text:p/>
          </draw:image>
        </draw:frame>
        <draw:frame draw:style-name="gr19" draw:text-style-name="P8" draw:layer="layout" svg:width="9.392cm" svg:height="5.37cm" draw:transform="skewX (7.3841523196075E-017) rotate (0.359188760060433) translate (-17.63cm 29.623cm)">
          <draw:image xlink:href="Pictures/1000000100000163000000CB29C9FC2B.png" xlink:type="simple" xlink:show="embed" xlink:actuate="onLoad" draw:mime-type="image/png">
            <text:p/>
          </draw:image>
        </draw:frame>
        <draw:measure draw:style-name="gr20" draw:text-style-name="P11" draw:layer="measurelines" svg:x1="0.351cm" svg:y1="30.825cm" svg:x2="1.751cm" svg:y2="30.825cm">
          <text:p text:style-name="P10"><text:span text:style-name="T2"><text:measure text:kind="gap"/></text:span><text:span text:style-name="T2"><text:measure text:kind="value">1.4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frame draw:style-name="gr21" draw:text-style-name="P12" draw:layer="layout" svg:width="8.74cm" svg:height="0.886cm" svg:x="1.475cm" svg:y="4.7cm">
          <draw:text-box>
            <text:p><text:span text:style-name="T3">秋葉原</text:span><text:span text:style-name="T3">ロボット</text:span><text:span text:style-name="T3">部理論</text:span><text:span text:style-name="T3">グルー</text:span><text:span text:style-name="T3">プ</text:span></text:p>
          </draw:text-box>
        </draw:frame>
        <draw:frame draw:style-name="gr22" draw:text-style-name="P8" draw:layer="layout" svg:width="18.999cm" svg:height="10.376cm" svg:x="22.276cm" svg:y="13.049cm">
          <draw:image xlink:href="Pictures/1000000100000362000001D90D0D29DB.png" xlink:type="simple" xlink:show="embed" xlink:actuate="onLoad" draw:mime-type="image/png">
            <text:p/>
          </draw:image>
        </draw:frame>
        <draw:frame draw:style-name="gr22" draw:text-style-name="P8" draw:layer="layout" svg:width="4.172cm" svg:height="7.497cm" svg:x="15.7cm" svg:y="11cm">
          <draw:image xlink:href="Pictures/100000010000015300000261DAFD6381.png" xlink:type="simple" xlink:show="embed" xlink:actuate="onLoad" draw:mime-type="image/png">
            <text:p/>
          </draw:image>
        </draw:frame>
        <draw:frame draw:style-name="gr23" draw:text-style-name="P8" draw:layer="layout" svg:width="8.449cm" svg:height="10.198cm" svg:x="1.9cm" svg:y="13.475cm">
          <draw:image xlink:href="Pictures/1000000100000357000001CBD41525A1.png" xlink:type="simple" xlink:show="embed" xlink:actuate="onLoad" draw:mime-type="image/png">
            <text:p/>
          </draw:image>
        </draw:frame>
        <draw:frame draw:style-name="gr19" draw:text-style-name="P8" draw:layer="layout" svg:width="3.625cm" svg:height="3.35cm" svg:x="10.8cm" svg:y="18cm">
          <draw:image xlink:href="Pictures/10000001000000C6000000B7CF002658.png" xlink:type="simple" xlink:show="embed" xlink:actuate="onLoad" draw:mime-type="image/png">
            <text:p/>
          </draw:image>
        </draw:frame>
        <draw:frame draw:style-name="gr19" draw:text-style-name="P8" draw:layer="layout" svg:width="8.28cm" svg:height="8.36cm" svg:x="6.4cm" svg:y="10.99cm">
          <draw:image xlink:href="Pictures/10000001000001390000013C73F918D1.png" xlink:type="simple" xlink:show="embed" xlink:actuate="onLoad" draw:mime-type="image/png">
            <text:p/>
          </draw:image>
        </draw:frame>
        <draw:frame draw:style-name="gr24" draw:text-style-name="P13" draw:layer="layout" svg:width="15.575cm" svg:height="4.075cm" svg:x="2.675cm" svg:y="1.075cm">
          <draw:text-box>
            <text:p><text:span text:style-name="T4">サ</text:span><text:span text:style-name="T4">イ</text:span><text:span text:style-name="T4">エ</text:span><text:span text:style-name="T4">ン</text:span><text:span text:style-name="T4">ス</text:span></text:p>
          </draw:text-box>
        </draw:frame>
        <draw:frame draw:style-name="gr25" draw:text-style-name="P14" draw:layer="layout" svg:width="2.275cm" svg:height="4.391cm" svg:x="1.375cm" svg:y="1.234cm">
          <draw:text-box>
            <text:p><text:span text:style-name="T5">秋</text:span><text:span text:style-name="T5"><text:line-break/></text:span><text:span text:style-name="T5">葉</text:span><text:span text:style-name="T5"><text:line-break/></text:span><text:span text:style-name="T5"/></text:p>
          </draw:text-box>
        </draw:frame>
        <draw:frame draw:style-name="gr26" draw:text-style-name="P15" draw:layer="layout" svg:width="2.627cm" svg:height="1.521cm" svg:x="16.325cm" svg:y="4.154cm">
          <draw:text-box>
            <text:p><text:span text:style-name="T6">Vol.</text:span></text:p>
          </draw:text-box>
        </draw:frame>
        <draw:frame draw:style-name="gr27" draw:text-style-name="P16" draw:layer="layout" svg:width="3.06cm" svg:height="3.638cm" svg:x="18.375cm" svg:y="2.75cm">
          <draw:text-box>
            <text:p><text:span text:style-name="T7">1</text:span></text:p>
          </draw:text-box>
        </draw:frame>
        <draw:frame draw:style-name="gr28" draw:text-style-name="P19" draw:layer="layout" svg:width="16.504cm" svg:height="6.166cm" svg:x="1.471cm" svg:y="9.825cm">
          <draw:text-box>
            <text:p text:style-name="P17"><text:span text:style-name="T8">ベクトル合成と余弦定理を使った、複数のスリットで回折する光の強度の導出</text:span></text:p>
            <text:p text:style-name="P17"><text:span text:style-name="T8"><text:s/></text:span><text:span text:style-name="T8">μ</text:span><text:span text:style-name="T8">粒子の寿命について（特殊相対性理論の視点）修正版</text:span></text:p>
            <text:p text:style-name="P17"><text:span text:style-name="T8">量子論のヒルベルト空間ってナンだ？</text:span></text:p>
            <text:p text:style-name="P17"><text:span text:style-name="T8">非常にややこしい気がする双対空間の考えだが、</text:span><text:span text:style-name="T8"><text:line-break/></text:span><text:span text:style-name="T8"> <text:s text:c="16"/>冷静にとらえると当たり前である気がする話</text:span><text:span text:style-name="T8">.</text:span></text:p>
            <text:p text:style-name="P17"><text:span text:style-name="T8">スペクトル分解</text:span></text:p>
            <text:p text:style-name="P17"><text:span text:style-name="T8"/></text:p>
            <text:p text:style-name="P18"><text:span text:style-name="T8"/></text:p>
            <text:p text:style-name="P17"><text:span text:style-name="T9"/></text:p>
          </draw:text-box>
        </draw:frame>
        <draw:frame draw:style-name="gr29" draw:text-style-name="P20" draw:layer="layout" svg:width="19.12cm" svg:height="3.93cm" svg:x="1.6cm" svg:y="6.225cm">
          <draw:text-box>
            <text:p text:style-name="P18"><text:span text:style-name="T10">線</text:span><text:span text:style-name="T10">形</text:span><text:span text:style-name="T10">世</text:span><text:span text:style-name="T10">界</text:span><text:span text:style-name="T10">と</text:span><text:span text:style-name="T10">物</text:span><text:span text:style-name="T10">理</text:span></text:p>
          </draw:text-box>
        </draw:frame>
        <draw:custom-shape draw:style-name="gr30" draw:text-style-name="P21" draw:layer="layout" svg:width="2.95cm" svg:height="0.8cm" svg:x="16.175cm" svg:y="17.575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8.968cm" svg:height="16.112cm" svg:x="16.938cm" svg:y="9.31cm">
          <draw:image xlink:href="Pictures/1000000100000153000002615880D9EC.png" xlink:type="simple" xlink:show="embed" xlink:actuate="onLoad" draw:mime-type="image/png">
            <text:p/>
          </draw:image>
        </draw:frame>
        <draw:frame draw:style-name="gr23" draw:text-style-name="P8" draw:layer="layout" svg:width="8.449cm" svg:height="10.198cm" svg:x="1.901cm" svg:y="13.475cm">
          <draw:image xlink:href="Pictures/1000000100000357000001CBD41525A1.png" xlink:type="simple" xlink:show="embed" xlink:actuate="onLoad" draw:mime-type="image/png">
            <text:p/>
          </draw:image>
        </draw:frame>
        <draw:frame draw:style-name="gr32" draw:text-style-name="P8" draw:layer="layout" svg:width="10.824cm" svg:height="10.198cm" svg:x="9.775cm" svg:y="13.475cm">
          <draw:image xlink:href="Pictures/1000000100000357000001CBD41525A1.png" xlink:type="simple" xlink:show="embed" xlink:actuate="onLoad" draw:mime-type="image/png">
            <text:p/>
          </draw:image>
        </draw:frame>
        <draw:frame draw:style-name="gr22" draw:text-style-name="P8" draw:layer="layout" svg:width="9.892cm" svg:height="4.704cm" draw:transform="rotate (0.256563400043166) translate (1.338cm 22.475cm)">
          <draw:image xlink:href="Pictures/100000010000019A000000C372DABB33.png" xlink:type="simple" xlink:show="embed" xlink:actuate="onLoad" draw:mime-type="image/png">
            <text:p/>
          </draw:image>
        </draw:frame>
        <draw:custom-shape draw:style-name="gr33" draw:text-style-name="P21" draw:layer="layout" svg:width="7.625cm" svg:height="4.125cm" svg:x="4.85cm" svg:y="22.725cm">
          <text:p/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11.387cm" svg:height="10.225cm" svg:x="-0.1cm" svg:y="18.275cm">
          <draw:image xlink:href="Pictures/10000001000001070000011660FF63FC.png" xlink:type="simple" xlink:show="embed" xlink:actuate="onLoad" draw:mime-type="image/png">
            <text:p/>
          </draw:image>
        </draw:frame>
        <draw:frame draw:style-name="gr35" draw:text-style-name="P23" draw:layer="layout" svg:width="12.491cm" svg:height="3.551cm" svg:x="7.6cm" svg:y="21.625cm">
          <draw:text-box>
            <text:p text:style-name="P22"><text:span text:style-name="T8">大好きな対称行列を</text:span><text:span text:style-name="T8">sympy</text:span><text:span text:style-name="T8">でスペクトル分解する</text:span></text:p>
            <text:p text:style-name="P22"><text:span text:style-name="T8">大学入試問題を</text:span><text:span text:style-name="T8">python</text:span><text:span text:style-name="T8">で解く</text:span></text:p>
            <text:p text:style-name="P22"><text:span text:style-name="T8">大学入試問題を</text:span><text:span text:style-name="T8">octave</text:span><text:span text:style-name="T8">で解く</text:span></text:p>
            <text:p text:style-name="P18"><text:span text:style-name="T8">清家新一「超相対性理論」を読み解く</text:span></text:p>
            <text:p text:style-name="P22"><text:span text:style-name="T8">『</text:span><text:span text:style-name="T8">60</text:span><text:span text:style-name="T8">点でいいすぐにやれ』と言う事がどれだけ凄いことか</text:span></text:p>
          </draw:text-box>
        </draw:frame>
        <draw:frame draw:style-name="gr36" draw:text-style-name="P24" draw:layer="layout" svg:width="9.769cm" svg:height="3.075cm" svg:x="10.075cm" svg:y="25.75cm">
          <draw:text-box>
            <text:p><text:span text:style-name="T11">2024/05</text:span></text:p>
          </draw:text-box>
        </draw:frame>
        <draw:frame draw:style-name="gr37" draw:text-style-name="P26" draw:layer="印刷所余白分" svg:width="25.407cm" svg:height="3.927cm" svg:x="-1.006cm" svg:y="32.705cm">
          <draw:text-box>
            <text:p text:style-name="P25"><text:span text:style-name="T1">オン</text:span><text:span text:style-name="T1">ライ</text:span><text:span text:style-name="T1">ン出</text:span><text:span text:style-name="T1">力時</text:span><text:span text:style-name="T1">には</text:span><text:span text:style-name="T1">紙サ</text:span><text:span text:style-name="T1">イズ</text:span><text:span text:style-name="T1">を</text:span><text:span text:style-name="T1">A4</text:span><text:span text:style-name="T1">サイ</text:span><text:span text:style-name="T1">ズに</text:span><text:span text:style-name="T1">して</text:span><text:span text:style-name="T1">pdf</text:span><text:span text:style-name="T1">エク</text:span><text:span text:style-name="T1">ス</text:span><text:span text:style-name="T1">ポー</text:span><text:span text:style-name="T1">ト</text:span></text:p>
            <text:p><text:span text:style-name="T1">画像</text:span><text:span text:style-name="T1">ファ</text:span><text:span text:style-name="T1">イル</text:span><text:span text:style-name="T1">出力</text:span><text:span text:style-name="T1">時に</text:span><text:span text:style-name="T1">は</text:span><text:span text:style-name="T1">1561</text:span><text:span text:style-name="T1">x110</text:span><text:span text:style-name="T1">4dot</text:span></text:p>
            <text:p>印刷所入稿時には紙サイズをA4サイズ+周囲4.2mm余白の21.84cmx30.54cmに変更後、</text:p>
            <text:p>作成した pdf を A5サイズ+周囲3mm余白の216mmx154mmサイズに変更して入稿のこと</text:p>
          </draw:text-box>
        </draw:frame>
      </draw:page>
      <draw:page draw:name="page2" draw:style-name="dp1" draw:master-page-name="master-page9_5f_">
        <draw:frame draw:style-name="gr38" draw:text-style-name="P28" draw:layer="layout" svg:width="9.166cm" svg:height="1.017cm" svg:x="2.456cm" svg:y="21.823cm">
          <draw:text-box>
            <text:p text:style-name="P27"><text:span text:style-name="T12">秋葉</text:span><text:span text:style-name="T12">サイ</text:span><text:span text:style-name="T12">エン</text:span><text:span text:style-name="T12">ス </text:span></text:p>
          </draw:text-box>
        </draw:frame>
        <draw:line draw:style-name="gr39" draw:text-style-name="P29" draw:layer="layout" svg:x1="2.455cm" svg:y1="23.026cm" svg:x2="18.288cm" svg:y2="23.026cm">
          <text:p/>
        </draw:line>
        <draw:frame draw:style-name="gr40" draw:text-style-name="P30" draw:layer="layout" svg:width="4.316cm" svg:height="0.59cm" svg:x="14.011cm" svg:y="22.288cm">
          <draw:text-box>
            <text:p text:style-name="P27"><text:span text:style-name="T13">Vol.1 </text:span><text:span text:style-name="T13">2024/0</text:span><text:span text:style-name="T13">5</text:span></text:p>
          </draw:text-box>
        </draw:frame>
        <draw:frame draw:style-name="gr41" draw:text-style-name="P31" draw:layer="layout" svg:width="5.789cm" svg:height="0.484cm" svg:x="3.079cm" svg:y="23.625cm">
          <draw:text-box>
            <text:p text:style-name="P27"><text:span text:style-name="T14">2024</text:span><text:span text:style-name="T14">年 </text:span><text:span text:style-name="T14">05 </text:span><text:span text:style-name="T14">月</text:span><text:span text:style-name="T14">26 </text:span><text:span text:style-name="T14">日 初版第 </text:span><text:span text:style-name="T14">1 </text:span><text:span text:style-name="T14">刷 発行</text:span></text:p>
          </draw:text-box>
        </draw:frame>
        <draw:frame draw:style-name="gr42" draw:text-style-name="P31" draw:layer="layout" svg:width="6.39cm" svg:height="1.411cm" svg:x="3.062cm" svg:y="24.236cm">
          <draw:text-box>
            <text:p text:style-name="P27"><text:span text:style-name="T14">著 者 <text:s text:c="9"/>秋</text:span><text:span text:style-name="T14">葉原ロボット</text:span><text:span text:style-name="T14">部理論グルー</text:span><text:span text:style-name="T14">プ</text:span></text:p>
            <text:p text:style-name="P27"><text:span text:style-name="T14"/></text:p>
            <text:p text:style-name="P27"><text:span text:style-name="T14">印 <text:s text:c="3"/>刷 <text:s text:c="9"/>み</text:span><text:span text:style-name="T14">かんの樹</text:span></text:p>
          </draw:text-box>
        </draw:frame>
        <draw:line draw:style-name="gr39" draw:text-style-name="P29" draw:layer="layout" svg:x1="2.455cm" svg:y1="25.876cm" svg:x2="18.288cm" svg:y2="25.876cm">
          <text:p/>
        </draw:line>
        <draw:frame draw:style-name="gr43" draw:text-style-name="P31" draw:layer="layout" svg:width="0.371cm" svg:height="0.484cm" svg:x="11.782cm" svg:y="24.21cm">
          <draw:text-box>
            <text:p text:style-name="P27"><text:span text:style-name="T14"> </text:span></text:p>
          </draw:text-box>
        </draw:frame>
        <draw:frame draw:style-name="gr19" draw:text-style-name="P8" draw:layer="layout" svg:width="8.72cm" svg:height="8.72cm" svg:x="6.275cm" svg:y="6.95cm">
          <draw:image xlink:href="Pictures/100000010000030000000300C83036C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 style:font-pitch="variable"/>
    <style:font-face style:name="GothicBBBMediumIdentityH" svg:font-family="GothicBBBMediumIdentityH" style:font-pitch="variable"/>
    <style:font-face style:name="GothicBBBMediumIdentityH1" svg:font-family="GothicBBBMediumIdentityH"/>
    <style:font-face style:name="IPA Pゴシック" svg:font-family="'IPA Pゴシック'" style:font-family-generic="system" style:font-pitch="variable"/>
    <style:font-face style:name="IPA Pゴシック1" svg:font-family="'IPA Pゴシック'" style:font-pitch="variable"/>
    <style:font-face style:name="IPA Pゴシック2" svg:font-family="'IPA Pゴシック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SanL" svg:font-family="NimbusSanL"/>
    <style:font-face style:name="NimbusSanL1" svg:font-family="NimbusSanL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SC Black" svg:font-family="'Noto Sans CJK SC Black'" style:font-family-generic="swiss" style:font-pitch="variable"/>
    <style:font-face style:name="Noto Sans CJK SC Black1" svg:font-family="'Noto Sans CJK SC Black'" style:font-adornments="Black" style:font-family-generic="swiss" style:font-pitch="variable"/>
    <style:font-face style:name="Noto Serif CJK JP" svg:font-family="'Noto Serif CJK JP'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  <style:font-face style:name="RyuminIdentityH" svg:font-family="RyuminIdentityH" style:font-pitch="variable"/>
    <style:font-face style:name="RyuminIdentityH1" svg:font-family="RyuminIdentityH"/>
    <style:font-face style:name="TakaoPGothic" svg:font-family="TakaoPGothic" style:font-family-generic="system" style:font-pitch="variable"/>
    <style:font-face style:name="赤薔薇シンデレラ" svg:font-family="赤薔薇シンデレラ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1" fo:font-size="24pt" fo:language="en" fo:country="US" style:font-name-asian="Noto Serif CJK JP2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05cm" draw:shadow-offset-y="0.05cm" draw:shadow-color="#eeeeee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20_Line_5f_1" style:display-name="Arrow Line_1" style:family="graphic" style:parent-style-name="Lines">
      <style:graphic-properties draw:marker-start="Arrow" draw:marker-start-width="0.2cm" draw:marker-end="Arrow" draw:marker-end-width="0.2cm" draw:show-unit="true"/>
    </style:style>
    <style:style style:name="塗りつぶしなし線なしオブジェクト" style:family="graphic" style:parent-style-name="Default_20_Drawing_20_Style_5f_1">
      <style:graphic-properties draw:stroke="none" draw:fill="none"/>
    </style:style>
    <style:style style:name="標準_5f_1_5f_1" style:display-name="標準_1_1" style:family="graphic"/>
  </office:styles>
  <office:automatic-styles>
    <style:page-layout style:name="PM0">
      <style:page-layout-properties fo:margin-top="1cm" fo:margin-bottom="1cm" fo:margin-left="1cm" fo:margin-right="1cm" fo:page-width="21.84cm" fo:page-height="30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印刷所余白分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_5f_" style:display-name="master-page9_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57:45.503948481</meta:creation-date>
    <meta:print-date>2024-05-20T07:30:22.970732985</meta:print-date>
    <meta:printed-by>PDF files</meta:printed-by>
    <dc:date>2024-05-20T08:08:04.352909311</dc:date>
    <meta:editing-duration>PT6H47M57S</meta:editing-duration>
    <meta:editing-cycles>3</meta:editing-cycles>
    <meta:generator>LibreOffice/7.6.4.1$Linux_X86_64 LibreOffice_project/60$Build-1</meta:generator>
    <meta:document-statistic meta:object-count="59"/>
  </office:meta>
</office:document-meta>
</file>